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Optimization Name</text:p>
          </table:table-cell>
          <table:table-cell table:style-name="ce3" office:value-type="string" calcext:value-type="string">
            <text:p>Average time(sec)</text:p>
          </table:table-cell>
          <table:table-cell table:style-name="ce6" office:value-type="string" calcext:value-type="string">
            <text:p>Standar Deviation</text:p>
          </table:table-cell>
          <table:table-cell table:style-name="ce1" office:value-type="string" calcext:value-type="string">
            <text:p>source code</text:p>
          </table:table-cell>
          <table:table-cell table:style-name="ce3" office:value-type="string" calcext:value-type="string">
            <text:p>report included</text:p>
          </table:table-cell>
          <table:table-cell/>
          <table:table-cell table:style-name="ce5" table:formula="of:=AVERAGE([.H10:.H21])" office:value-type="float" office:value="1.62018769166667" calcext:value-type="float">
            <text:p>1.6201876917</text:p>
          </table:table-cell>
          <table:table-cell table:formula="of:=STDEV([.H10:.H21])" office:value-type="float" office:value="2.79474153447268" calcext:value-type="float">
            <text:p>2.7947415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_orig</text:p>
          </table:table-cell>
          <table:table-cell table:style-name="ce4" office:value-type="float" office:value="7.8341983333" calcext:value-type="float">
            <text:p>7.8341983333</text:p>
          </table:table-cell>
          <table:table-cell table:style-name="ce5" office:value-type="float" office:value="0.0984381918" calcext:value-type="float">
            <text:p>0.098438191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_orig_O2</text:p>
          </table:table-cell>
          <table:table-cell table:style-name="ce5" office:value-type="float" office:value="0.9903168333" calcext:value-type="float">
            <text:p>0.9903168333</text:p>
          </table:table-cell>
          <table:table-cell table:style-name="ce5" office:value-type="float" office:value="0.0065967269" calcext:value-type="float">
            <text:p>0.00659672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_orig_fast</text:p>
          </table:table-cell>
          <table:table-cell table:style-name="ce5" office:value-type="float" office:value="0.8502573333" calcext:value-type="float">
            <text:p>0.8502573333</text:p>
          </table:table-cell>
          <table:table-cell table:style-name="ce5" office:value-type="float" office:value="0.0084664991" calcext:value-type="float">
            <text:p>0.00846649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_loopInter_a</text:p>
          </table:table-cell>
          <table:table-cell table:style-name="ce4" office:value-type="float" office:value="6.37867" calcext:value-type="float">
            <text:p>6.37867</text:p>
          </table:table-cell>
          <table:table-cell table:style-name="ce5" office:value-type="float" office:value="0.0223184457" calcext:value-type="float">
            <text:p>0.0223184457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_loopInter_b</text:p>
          </table:table-cell>
          <table:table-cell table:style-name="ce5" office:value-type="float" office:value="6.3147241667" calcext:value-type="float">
            <text:p>6.3147241667</text:p>
          </table:table-cell>
          <table:table-cell table:style-name="ce5" office:value-type="float" office:value="0.044131187" calcext:value-type="float">
            <text:p>0.044131187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_loopInter_a_fast</text:p>
          </table:table-cell>
          <table:table-cell table:style-name="ce5" office:value-type="float" office:value="0.075837375" calcext:value-type="float">
            <text:p>0.075837375</text:p>
          </table:table-cell>
          <table:table-cell table:style-name="ce5" office:value-type="float" office:value="0.0010232003" calcext:value-type="float">
            <text:p>0.001023200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_loopInter_b_fast</text:p>
          </table:table-cell>
          <table:table-cell table:style-name="ce5" office:value-type="float" office:value="0.0755086083" calcext:value-type="float">
            <text:p>0.0755086083</text:p>
          </table:table-cell>
          <table:table-cell table:style-name="ce5" office:value-type="float" office:value="0.0010301116" calcext:value-type="float">
            <text:p>0.00103011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_loopInter_c</text:p>
          </table:table-cell>
          <table:table-cell table:style-name="ce5" office:value-type="float" office:value="6.2647458333" calcext:value-type="float">
            <text:p>6.2647458333</text:p>
          </table:table-cell>
          <table:table-cell table:style-name="ce5" office:value-type="float" office:value="0.0212758931" calcext:value-type="float">
            <text:p>0.021275893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_loopInter_c_fast</text:p>
          </table:table-cell>
          <table:table-cell table:number-columns-repeated="5"/>
          <table:table-cell office:value-type="float" office:value="0.0746242" calcext:value-type="float">
            <text:p>0.0746242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0747145" calcext:value-type="float">
            <text:p>0.0747145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0754199" calcext:value-type="float">
            <text:p>0.0754199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0761702" calcext:value-type="float">
            <text:p>0.0761702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075544" calcext:value-type="float">
            <text:p>0.075544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0761474" calcext:value-type="float">
            <text:p>0.0761474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0752004" calcext:value-type="float">
            <text:p>0.0752004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0751764" calcext:value-type="float">
            <text:p>0.0751764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float" office:value="0.0750453" calcext:value-type="float">
            <text:p>0.0750453</text:p>
          </table:table-cell>
          <table:table-cell/>
        </table:table-row>
        <table:table-row table:style-name="ro1">
          <table:table-cell table:number-columns-repeated="7"/>
          <table:table-cell office:value-type="float" office:value="6.24595" calcext:value-type="float">
            <text:p>6.24595</text:p>
          </table:table-cell>
          <table:table-cell/>
        </table:table-row>
        <table:table-row table:style-name="ro1">
          <table:table-cell table:number-columns-repeated="7"/>
          <table:table-cell office:value-type="float" office:value="6.25251" calcext:value-type="float">
            <text:p>6.25251</text:p>
          </table:table-cell>
          <table:table-cell/>
        </table:table-row>
        <table:table-row table:style-name="ro1">
          <table:table-cell table:number-columns-repeated="7"/>
          <table:table-cell office:value-type="float" office:value="6.26575" calcext:value-type="float">
            <text:p>6.26575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1:Sheet1.E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03:51:05.995224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2:21:51.960801688</meta:creation-date>
    <dc:date>2017-10-16T13:26:32.945847459</dc:date>
    <meta:editing-duration>PT9H21M31S</meta:editing-duration>
    <meta:editing-cycles>15</meta:editing-cycles>
    <meta:generator>LibreOffice/5.1.6.2$Linux_X86_64 LibreOffice_project/10m0$Build-2</meta:generator>
    <meta:document-statistic meta:table-count="1" meta:cell-count="57" meta:object-count="0"/>
  </office:meta>
</office:document-meta>
</file>